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8d15f" officeooo:paragraph-rsid="0028d15f"/>
    </style:style>
    <style:style style:name="P2" style:family="paragraph" style:parent-style-name="Standard">
      <style:text-properties officeooo:rsid="00294fa9" officeooo:paragraph-rsid="0028d15f"/>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 style:family="paragraph" style:parent-style-name="Heading">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officeooo:rsid="000ca3ee" officeooo:paragraph-rsid="000ca3ee"/>
    </style:style>
    <style:style style:name="P8" style:family="paragraph" style:parent-style-name="Text_20_body">
      <style:text-properties officeooo:rsid="00109968" officeooo:paragraph-rsid="00109968"/>
    </style:style>
    <style:style style:name="P9" style:family="paragraph" style:parent-style-name="Text_20_body">
      <style:text-properties officeooo:rsid="00113871" officeooo:paragraph-rsid="00113871"/>
    </style:style>
    <style:style style:name="P10" style:family="paragraph" style:parent-style-name="Text_20_body">
      <style:text-properties officeooo:rsid="001285dd" officeooo:paragraph-rsid="001285dd"/>
    </style:style>
    <style:style style:name="P11" style:family="paragraph" style:parent-style-name="Text_20_body">
      <style:text-properties officeooo:rsid="001383de" officeooo:paragraph-rsid="001383de"/>
    </style:style>
    <style:style style:name="P12" style:family="paragraph" style:parent-style-name="Text_20_body">
      <style:text-properties officeooo:rsid="0015913c" officeooo:paragraph-rsid="0015913c"/>
    </style:style>
    <style:style style:name="P13" style:family="paragraph" style:parent-style-name="Text_20_body">
      <style:text-properties officeooo:rsid="001595d4" officeooo:paragraph-rsid="001595d4"/>
    </style:style>
    <style:style style:name="P14" style:family="paragraph" style:parent-style-name="Text_20_body">
      <style:text-properties officeooo:rsid="001751f5" officeooo:paragraph-rsid="001751f5"/>
    </style:style>
    <style:style style:name="P15" style:family="paragraph" style:parent-style-name="Text_20_body">
      <style:text-properties officeooo:rsid="00190801" officeooo:paragraph-rsid="00190801"/>
    </style:style>
    <style:style style:name="P16" style:family="paragraph" style:parent-style-name="Text_20_body">
      <style:text-properties officeooo:rsid="001a1540" officeooo:paragraph-rsid="001a1540"/>
    </style:style>
    <style:style style:name="P17" style:family="paragraph" style:parent-style-name="Text_20_body">
      <style:text-properties officeooo:rsid="001c3231" officeooo:paragraph-rsid="001c3231"/>
    </style:style>
    <style:style style:name="P18" style:family="paragraph" style:parent-style-name="Text_20_body">
      <style:text-properties officeooo:rsid="0020bdb0" officeooo:paragraph-rsid="0020bdb0"/>
    </style:style>
    <style:style style:name="P19" style:family="paragraph" style:parent-style-name="Text_20_body">
      <style:text-properties officeooo:rsid="00222b91" officeooo:paragraph-rsid="00222b91"/>
    </style:style>
    <style:style style:name="P20" style:family="paragraph" style:parent-style-name="Text_20_body">
      <style:text-properties officeooo:rsid="0028d15f" officeooo:paragraph-rsid="0028d15f"/>
    </style:style>
    <style:style style:name="P21" style:family="paragraph" style:parent-style-name="Heading_20_1">
      <style:paragraph-properties fo:break-before="page"/>
    </style:style>
    <style:style style:name="P22" style:family="paragraph" style:parent-style-name="Heading_20_1">
      <style:text-properties officeooo:rsid="000e16ed" officeooo:paragraph-rsid="000e16ed"/>
    </style:style>
    <style:style style:name="P23" style:family="paragraph" style:parent-style-name="Heading_20_1">
      <style:text-properties officeooo:rsid="001f55eb" officeooo:paragraph-rsid="001f55eb"/>
    </style:style>
    <style:style style:name="P24" style:family="paragraph" style:parent-style-name="Heading_20_1">
      <style:text-properties officeooo:rsid="0026f5be" officeooo:paragraph-rsid="0026f5b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6.6929in" style:type="right" style:leader-style="dotted" style:leader-text="."/>
        </style:tab-stops>
      </style:paragraph-properties>
    </style:style>
    <style:style style:name="P28" style:family="paragraph" style:parent-style-name="Contents_20_3">
      <style:paragraph-properties>
        <style:tab-stops>
          <style:tab-stop style:position="6.6929in" style:type="right" style:leader-style="dotted" style:leader-text="."/>
        </style:tab-stops>
      </style:paragraph-properties>
    </style:style>
    <style:style style:name="P29" style:family="paragraph" style:parent-style-name="Heading_20_3">
      <style:text-properties officeooo:rsid="001595d4" officeooo:paragraph-rsid="001595d4"/>
    </style:style>
    <style:style style:name="P30" style:family="paragraph" style:parent-style-name="Heading_20_3">
      <style:text-properties officeooo:rsid="001a1540" officeooo:paragraph-rsid="001a1540"/>
    </style:style>
    <style:style style:name="P31" style:family="paragraph" style:parent-style-name="Heading_20_3">
      <style:text-properties officeooo:rsid="0025c056" officeooo:paragraph-rsid="0025c056"/>
    </style:style>
    <style:style style:name="P32" style:family="paragraph" style:parent-style-name="Heading_20_2">
      <style:text-properties officeooo:rsid="0010c05b" officeooo:paragraph-rsid="0010c05b"/>
    </style:style>
    <style:style style:name="P33" style:family="paragraph" style:parent-style-name="Heading_20_2">
      <style:text-properties officeooo:rsid="00113871" officeooo:paragraph-rsid="00113871"/>
    </style:style>
    <style:style style:name="P34" style:family="paragraph" style:parent-style-name="Heading_20_2">
      <style:text-properties officeooo:rsid="001595d4" officeooo:paragraph-rsid="001595d4"/>
    </style:style>
    <style:style style:name="P35" style:family="paragraph" style:parent-style-name="Heading_20_2">
      <style:text-properties officeooo:rsid="0020bdb0" officeooo:paragraph-rsid="0020bdb0"/>
    </style:style>
    <style:style style:name="P36" style:family="paragraph" style:parent-style-name="Heading_20_2">
      <style:text-properties officeooo:rsid="0026f5be" officeooo:paragraph-rsid="0026f5be"/>
    </style:style>
    <style:style style:name="P37" style:family="paragraph" style:parent-style-name="Heading_20_2">
      <style:text-properties officeooo:rsid="00272016" officeooo:paragraph-rsid="00272016"/>
    </style:style>
    <style:style style:name="P38" style:family="paragraph" style:parent-style-name="Footer">
      <style:paragraph-properties fo:text-align="end" style:justify-single-word="false"/>
      <style:text-properties officeooo:rsid="002c488f" officeooo:paragraph-rsid="002c488f"/>
    </style:style>
    <style:style style:name="P39" style:family="paragraph" style:parent-style-name="Footer">
      <style:paragraph-properties fo:text-align="start" style:justify-single-word="false"/>
      <style:text-properties officeooo:rsid="002c488f" officeooo:paragraph-rsid="002dca92"/>
    </style:style>
    <style:style style:name="T1" style:family="text">
      <style:text-properties officeooo:rsid="000c7e90"/>
    </style:style>
    <style:style style:name="T2" style:family="text">
      <style:text-properties officeooo:rsid="0013990e"/>
    </style:style>
    <style:style style:name="T3" style:family="text">
      <style:text-properties officeooo:rsid="0015913c"/>
    </style:style>
    <style:style style:name="T4" style:family="text">
      <style:text-properties officeooo:rsid="001a1540"/>
    </style:style>
    <style:style style:name="T5" style:family="text">
      <style:text-properties officeooo:rsid="001a90b3"/>
    </style:style>
    <style:style style:name="T6" style:family="text">
      <style:text-properties officeooo:rsid="001aa538"/>
    </style:style>
    <style:style style:name="T7" style:family="text">
      <style:text-properties officeooo:rsid="001d92f1"/>
    </style:style>
    <style:style style:name="T8" style:family="text">
      <style:text-properties officeooo:rsid="001f55eb"/>
    </style:style>
    <style:style style:name="T9" style:family="text">
      <style:text-properties officeooo:rsid="0021ca07"/>
    </style:style>
    <style:style style:name="T10" style:family="text">
      <style:text-properties fo:color="#000000" style:font-name="Monospace" fo:font-size="10pt" style:font-size-asian="10pt"/>
    </style:style>
    <style:style style:name="T11" style:family="text">
      <style:text-properties fo:color="#000000" style:font-name="Monospace" fo:font-size="10pt" officeooo:rsid="00294fa9" style:font-size-asian="10pt"/>
    </style:style>
    <style:style style:name="T12" style:family="text">
      <style:text-properties fo:color="#000000" style:font-name="Monospace" fo:font-size="10pt" officeooo:rsid="00297af0" style:font-size-asian="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Point in Polygon</text:p>
      <text:p text:style-name="Title">Flächenberechnung Polygone</text:p>
      <text:p text:style-name="Text_20_body"/>
      <text:p text:style-name="Subtitle">Dokumentation zur <text:span text:style-name="T1">zweiten</text:span> Aufgabe im Modul</text:p>
      <text:p text:style-name="Subtitle">„Computational Geometry“</text:p>
      <text:p text:style-name="Text_20_body"/>
      <text:p text:style-name="P5">Michael Röder, <text:span text:style-name="T1">Markus Hüttner</text:span></text:p>
      <text:p text:style-name="P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Inhaltsverzeichnis</text:p>
          </text:index-title>
          <text:p text:style-name="P25"><text:a xlink:type="simple" xlink:href="#__RefHeading___Toc259_1795555644" text:style-name="Index_20_Link" text:visited-style-name="Index_20_Link">1. Beschreibung des Problems<text:tab/>3</text:a></text:p>
          <text:p text:style-name="P25"><text:a xlink:type="simple" xlink:href="#__RefHeading___Toc261_1795555644" text:style-name="Index_20_Link" text:visited-style-name="Index_20_Link">2. Flächenberechnung Bundesländer<text:tab/>3</text:a></text:p>
          <text:p text:style-name="P27"><text:a xlink:type="simple" xlink:href="#__RefHeading___Toc263_1795555644" text:style-name="Index_20_Link" text:visited-style-name="Index_20_Link">2.1 Aufteilung des Problems<text:tab/>3</text:a></text:p>
          <text:p text:style-name="P27"><text:a xlink:type="simple" xlink:href="#__RefHeading___Toc265_1795555644" text:style-name="Index_20_Link" text:visited-style-name="Index_20_Link">2.2 Lösungsansatz<text:tab/>3</text:a></text:p>
          <text:p text:style-name="P28"><text:a xlink:type="simple" xlink:href="#__RefHeading___Toc267_1795555644" text:style-name="Index_20_Link" text:visited-style-name="Index_20_Link">2.2.1 Flächenberechnung<text:tab/>3</text:a></text:p>
          <text:p text:style-name="P28"><text:a xlink:type="simple" xlink:href="#__RefHeading___Toc269_1795555644" text:style-name="Index_20_Link" text:visited-style-name="Index_20_Link">2.2.2 Unterscheidung Fläche &lt;=&gt; Loch<text:tab/>3</text:a></text:p>
          <text:p text:style-name="P25"><text:a xlink:type="simple" xlink:href="#__RefHeading___Toc271_1795555644" text:style-name="Index_20_Link" text:visited-style-name="Index_20_Link">3. Point in Polygon Test<text:tab/>4</text:a></text:p>
          <text:p text:style-name="P27"><text:a xlink:type="simple" xlink:href="#__RefHeading___Toc273_1795555644" text:style-name="Index_20_Link" text:visited-style-name="Index_20_Link">3.1 Allgemeiner Lösungsansatz<text:tab/>4</text:a></text:p>
          <text:p text:style-name="P27"><text:a xlink:type="simple" xlink:href="#__RefHeading___Toc275_1795555644" text:style-name="Index_20_Link" text:visited-style-name="Index_20_Link">3.2 Sonderfälle<text:tab/>4</text:a></text:p>
          <text:p text:style-name="P28"><text:a xlink:type="simple" xlink:href="#__RefHeading___Toc277_1795555644" text:style-name="Index_20_Link" text:visited-style-name="Index_20_Link">3.2.1 Punkt P liegt auf Kante des Polygons<text:tab/>4</text:a></text:p>
          <text:p text:style-name="P28"><text:a xlink:type="simple" xlink:href="#__RefHeading___Toc279_1795555644" text:style-name="Index_20_Link" text:visited-style-name="Index_20_Link">3.2.2 Punkt P liegt auf einem Knoten<text:tab/>4</text:a></text:p>
          <text:p text:style-name="P28"><text:a xlink:type="simple" xlink:href="#__RefHeading___Toc281_1795555644" text:style-name="Index_20_Link" text:visited-style-name="Index_20_Link">3.2.3 Strecke S verläuft durch einen Knoten<text:tab/>4</text:a></text:p>
          <text:p text:style-name="P25"><text:a xlink:type="simple" xlink:href="#__RefHeading___Toc283_1795555644" text:style-name="Index_20_Link" text:visited-style-name="Index_20_Link">4 Test und Ergebnis<text:tab/>4</text:a></text:p>
          <text:p text:style-name="P27"><text:a xlink:type="simple" xlink:href="#__RefHeading___Toc285_1795555644" text:style-name="Index_20_Link" text:visited-style-name="Index_20_Link">4.1 Absicherung durch Unit Tests<text:tab/>4</text:a></text:p>
          <text:p text:style-name="P27"><text:a xlink:type="simple" xlink:href="#__RefHeading___Toc287_1795555644" text:style-name="Index_20_Link" text:visited-style-name="Index_20_Link">4.2 Ergebnis der Berechnung<text:tab/>5</text:a></text:p>
        </text:index-body>
      </text:table-of-content>
      <text:p text:style-name="P6"/>
      <text:h text:style-name="P21" text:outline-level="1"><text:bookmark-start text:name="__RefHeading___Toc259_1795555644"/>1. Beschreibung des Problems<text:bookmark-end text:name="__RefHeading___Toc259_1795555644"/></text:h>
      <text:p text:style-name="P7">In einer gegebenen SVG Datei sind alle Bundesländer von Deutschland enthalten. Diese können jeweils als Liste von Punkten ausgelesen werden. Des weiteren sind am Ende der Datei einige Städte als Punktkoordinaten angegeben.</text:p>
      <text:p text:style-name="P7">Im Rahmen der Aufgabenstellung soll die Fläche jedes einzelnen Bundeslandes berechnet werden. Zusätzlich soll ermittelt werden in welchem Bundesland die einzelnen Städte liegen.</text:p>
      <text:h text:style-name="P22" text:outline-level="1"><text:bookmark-start text:name="__RefHeading___Toc261_1795555644"/>2. Flächenberechnung Bundesländer<text:bookmark-end text:name="__RefHeading___Toc261_1795555644"/></text:h>
      <text:p text:style-name="P8">Durch die Art des Problems und der Eingabe Daten werden Polygone die sich selbst überlappen ausgeschlossen. Zudem wird davon ausgegangen dass sich Kanten von Löchern in Polygonen nicht mit Kanten der Außenseite eines Polygons überlappen.</text:p>
      <text:h text:style-name="P33" text:outline-level="2"><text:bookmark-start text:name="__RefHeading___Toc263_1795555644"/>2.1 Aufteilung des Problems<text:bookmark-end text:name="__RefHeading___Toc263_1795555644"/></text:h>
      <text:p text:style-name="P9">Ein Bundesland besteht möglicherweise aus mehreren einzelnen Flächen, beispielsweise Inseln, die <text:s/>addiert werden müssen. Jede einzelne Flächen ist ein eigenes geschlossenes Polygon. Hierdurch muss lediglich die Fläche der einzelnen Polygone aufsummiert werden.</text:p>
      <text:p text:style-name="P9">Hierzu Gegenteilig kann ein Bundesland auch ein “Loch” enthalten, beispielsweise Berlin in Brandenburg. Löcher werden ebenso als geschlossenes Polygon dargestellt. Zur Berechnung der korrekten Fläche muss daher lediglich die Fläche aller Löcher von der Gesamtfläche abgezogen werden.</text:p>
      <text:p text:style-name="P10">Aus der SVG Datei ist nicht erkennbar ob es sich bei einem Polygon um eine Fläche oder ein Loch handelt. Um dies zu erkennen kann jedoch der später beschriebene Point in Polygon Test verwendet werden.</text:p>
      <text:p text:style-name="P11">Mit Hilfe dieser Festlegungen beschränkt sich die eigentliche Flächenberechnung nur noch auf die Berechnung eines geschlossenen Polygons.</text:p>
      <text:h text:style-name="P35" text:outline-level="2"><text:bookmark-start text:name="__RefHeading___Toc265_1795555644"/>2.2 Lösungsansatz<text:bookmark-end text:name="__RefHeading___Toc265_1795555644"/></text:h>
      <text:h text:style-name="P31" text:outline-level="3"><text:bookmark-start text:name="__RefHeading___Toc267_1795555644"/>2.2.1 Flächenberechnung<text:bookmark-end text:name="__RefHeading___Toc267_1795555644"/></text:h>
      <text:p text:style-name="P18">Zur Berechnung der Fläche wird die Gausche Trapezformel verwendet. Jede Kante eines Polygons spannt eine Fläche über der x-Achse auf, die mit der Gauschen Trapezformel allgemein berechnet werden kann. Zur Berechnung der Gesamtfläche müssen anschließen alle einzelnen Flächen addiert werden.</text:p>
      <text:p text:style-name="P18">Durch den Umlaufsinn ergben sich positive und negative Flächen, wodurch in der Summe nur noch die Fläche des Polygons übrig bleibt. Je nach Umlaufsinn des Polygons bzw. dessen Kanten <text:span text:style-name="T9">entsteht zunächst eine Positive oder Negative Fläche. Eine Änderung des Umlaufsinns würde nur das Vorzeichen der Fläche ändern. Aufgrund dessen wird der Umlaufsinn nicht betrachtet sondern nur der Betrag der berechneten Fläche.</text:span></text:p>
      <text:h text:style-name="P31" text:outline-level="3"><text:bookmark-start text:name="__RefHeading___Toc269_1795555644"/><text:soft-page-break/>2.2.2 Unterscheidung Fläche &lt;=&gt; Loch<text:bookmark-end text:name="__RefHeading___Toc269_1795555644"/></text:h>
      <text:p text:style-name="P19">Um zu bestimmen welche Polygone eine Fläche oder ein Loch darstellen wird ein Punkt aus dem jeweiligen Polygon mit dem Point in Polygon Test gegen alle anderen Polygone getestet. Wenn der Punkt in einem der anderen Polygone enthalten ist, wird das Polygon des betrachteten Punktes als Loch betrachtet, sonst als Fläche.</text:p>
      <text:p text:style-name="P11"/>
      <text:h text:style-name="P23" text:outline-level="1"><text:bookmark-start text:name="__RefHeading___Toc271_1795555644"/>3. Point in Polygon Test<text:bookmark-end text:name="__RefHeading___Toc271_1795555644"/></text:h>
      <text:h text:style-name="P32" text:outline-level="2"><text:bookmark-start text:name="__RefHeading___Toc273_1795555644"/><text:span text:style-name="T8">3</text:span>.<text:span text:style-name="T8">1</text:span> Allgemeiner Lösungsansatz<text:bookmark-end text:name="__RefHeading___Toc273_1795555644"/></text:h>
      <text:p text:style-name="P9">Als grundlegender Lösungsansatz wird die “Strahl-Methode” verwendet. Hierbei wird zunächst ein Punkt <text:span text:style-name="T3">O </text:span>ermittelt der gesichert außerhalb <text:span text:style-name="T2">des Polygons liegt. Der Punkt P dessen Lage ermittelt werden soll und der gefundene Punkt O außerhalb bilden eine Strecke S.</text:span></text:p>
      <text:p text:style-name="P12">Es wird nun geprüft mit wie vielen Kanten des Polygons die Strecke S schneidet. Wenn die Anzahl der Schnittpunkte ungerade ist liegt der Punkt P innerhalb des Polygons.</text:p>
      <text:p text:style-name="P14">Die Ermittlung eines Schnittes wird mit Hilfe der in Aufgabe 1 beschriebenen Methoden (ccw) umgesetzt.</text:p>
      <text:h text:style-name="P34" text:outline-level="2"><text:bookmark-start text:name="__RefHeading___Toc275_1795555644"/><text:span text:style-name="T8">3.2</text:span> Sonderfälle<text:bookmark-end text:name="__RefHeading___Toc275_1795555644"/></text:h>
      <text:p text:style-name="P13">Aufgrund des gewählten Lösungsatzes sind einige Sonderfälle gezielt zu betrachten. Diese werden im folgenden Kapitel erläutert. </text:p>
      <text:p text:style-name="P15">Der aktuell betrachtete Knoten des Polygons wird im folgenden Knoten K bezeichnet. <text:span text:style-name="T6">Die aktuell betrachtete Kante (bestehend aus aktuellem Knoten K und vorherigem Knoten K-1) wird Kante E bezeichnet.</text:span></text:p>
      <text:h text:style-name="P29" text:outline-level="3"><text:bookmark-start text:name="__RefHeading___Toc277_1795555644"/><text:span text:style-name="T8">3.2</text:span>.1 Punkt P liegt auf Kante des Polygons<text:bookmark-end text:name="__RefHeading___Toc277_1795555644"/></text:h>
      <text:p text:style-name="P15">Durch die Verwendung des Hilfsmittels ccw wird festgestellt dass das ccw(<text:span text:style-name="T6">K-1</text:span>, <text:span text:style-name="T6">K</text:span>, <text:s/><text:span text:style-name="T6">P</text:span>) null ergibt. Anschließend muss noch festgestellt werden, ob der Punkt P innerhalb der Koordinaten der <text:span text:style-name="T4">aktuell betrachteten Kante des Polygons liegt.</text:span> (siehe Aufgabe 1, <text:span text:style-name="T5">Punk auf Strecke testen</text:span>) Wenn dies der Fall ist, kann direkt festgestellt werden, das der Punkt P zum Polygon gehört.</text:p>
      <text:h text:style-name="P30" text:outline-level="3"><text:bookmark-start text:name="__RefHeading___Toc279_1795555644"/><text:span text:style-name="T8">3.2</text:span>.2 Punkt P liegt auf einem Knoten<text:bookmark-end text:name="__RefHeading___Toc279_1795555644"/></text:h>
      <text:p text:style-name="P17">Dieser Fall wird durch 2.3.1 mit abgedeckt.</text:p>
      <text:h text:style-name="P30" text:outline-level="3"><text:bookmark-start text:name="__RefHeading___Toc281_1795555644"/><text:span text:style-name="T8">3.2</text:span>.3 Strecke S verläuft durch einen Knoten<text:bookmark-end text:name="__RefHeading___Toc281_1795555644"/></text:h>
      <text:p text:style-name="P16">Die gewählte Strecke S kann genau durch einen Knoten verlaufen. <text:span text:style-name="T7">Auch hier hilft wieder das ccw(O , P, K). Wenn dies 0 ist dann liegt K auf dem gleichen Strahl wie die Strecke S. Anschließend muss wieder geprüft werden ob der Punkt K innerhalb der Strecke S liegt. Wenn dies der Fall ist, dann kann direkt ein Schnittpunkt bestimmt werden ansonsten kann mit dem allgemeinen Algorythmus weiter berechnet werden.</text:span></text:p>
      <text:h text:style-name="P24" text:outline-level="1"><text:bookmark-start text:name="__RefHeading___Toc283_1795555644"/><text:soft-page-break/>4 Test und Ergebnis<text:bookmark-end text:name="__RefHeading___Toc283_1795555644"/></text:h>
      <text:h text:style-name="P36" text:outline-level="2"><text:bookmark-start text:name="__RefHeading___Toc285_1795555644"/>4.1 Absicherung durch Unit Tests<text:bookmark-end text:name="__RefHeading___Toc285_1795555644"/></text:h>
      <text:p text:style-name="Text_20_body">Um die Funktionsweise der Implementierung abzusichern und zu überprüfen wurde die Bibliothek Google Test verwendet.</text:p>
      <text:p text:style-name="Text_20_body">Es wurden Tests sowohl für die Flächenberechnung als auch für den Point in Polygon Test geschrieben, die alle (Sonder)Fälle abdecken sollen.</text:p>
      <text:p text:style-name="Text_20_body"><text:span text:style-name="T11">Zusätzliche wurden die </text:span><text:span text:style-name="T12">Eregebnisse der Berechnung manuell überprüft. Die manuelle Überprüfung der Städte ist trivial. Zur Überprüfung der Flächen wurden die Flächen der Bundesländer von </text:span><text:a xlink:type="simple" xlink:href="https://de.wikipedia.org/wiki/Land_(Deutschland" text:style-name="Internet_20_link" text:visited-style-name="Visited_20_Internet_20_Link">https://de.wikipedia.org/wiki/Land_(Deutschland</text:a><text:span text:style-name="T12">) [vom 14.5.2018] herangezogen. Die berechneten Flächen stimmen alle mit den Flächen auf Wikipedia überein.(einem Skalierungsfaktor vorbehalten, der für alle Länder gleich ist)</text:span></text:p>
      <text:h text:style-name="P37" text:outline-level="2"><text:bookmark-start text:name="__RefHeading___Toc287_1795555644"/>4.2 Ergebnis der Berechnung<text:bookmark-end text:name="__RefHeading___Toc287_1795555644"/></text:h>
      <text:p text:style-name="P20">Die Berechnung für die Fläche und den Point in Polygon Test liefert folgende Ergebnise:</text:p>
      <text:p text:style-name="P1"><text:span text:style-name="T10">Fläche von Thüringen: 13724.6</text:span></text:p>
      <text:p text:style-name="P3"><text:span text:style-name="T10">Fläche von Schleswig-Holstein: 13456.4</text:span></text:p>
      <text:p text:style-name="P3"><text:span text:style-name="T10">Fläche von Sachsen-Anhalt: 17450.5</text:span></text:p>
      <text:p text:style-name="P3"><text:span text:style-name="T10">Fläche von Sachsen: 15667.9</text:span></text:p>
      <text:p text:style-name="P3"><text:span text:style-name="T10">Fläche von Saarland: 2179.76</text:span></text:p>
      <text:p text:style-name="P3"><text:span text:style-name="T10">Fläche von Rheinland-Pfalz: 16913.6</text:span></text:p>
      <text:p text:style-name="P3"><text:span text:style-name="T10">Fläche von Nordrhein-Westfalen: 28966.4</text:span></text:p>
      <text:p text:style-name="P3"><text:span text:style-name="T10">Fläche von Niedersachsen: 41167.4</text:span></text:p>
      <text:p text:style-name="P3"><text:span text:style-name="T10">Fläche von Mecklenburg-Vorpommern: 19658.8</text:span></text:p>
      <text:p text:style-name="P3"><text:span text:style-name="T10">Fläche von Hessen: 17977.5</text:span></text:p>
      <text:p text:style-name="P3"><text:span text:style-name="T10">Fläche von Hamburg: 633.326</text:span></text:p>
      <text:p text:style-name="P3"><text:span text:style-name="T10">Fläche von Bremen: 340.932</text:span></text:p>
      <text:p text:style-name="P3"><text:span text:style-name="T10">Fläche von Brandenburg: 26808.5</text:span></text:p>
      <text:p text:style-name="P3"><text:span text:style-name="T10">Fläche von Berlin: 766.234</text:span></text:p>
      <text:p text:style-name="P3"><text:span text:style-name="T10">Fläche von Bayern: 60026.2</text:span></text:p>
      <text:p text:style-name="P3"><text:span text:style-name="T10">Fläche von Baden__x26__Württemberg: 30522.3</text:span></text:p>
      <text:p text:style-name="P4"/>
      <text:p text:style-name="P3"><text:span text:style-name="T10">Thüringen contains Erfurt</text:span></text:p>
      <text:p text:style-name="P3"><text:span text:style-name="T10">Sachsen-Anhalt contains Magdeburg</text:span></text:p>
      <text:p text:style-name="P3"><text:span text:style-name="T10">Sachsen contains Dresden</text:span></text:p>
      <text:p text:style-name="P3"><text:span text:style-name="T10">Saarland contains Saarbrücken</text:span></text:p>
      <text:p text:style-name="P3"><text:span text:style-name="T10">Rheinland-Pfalz contains Mainz</text:span></text:p>
      <text:p text:style-name="P3"><text:span text:style-name="T10">Nordrhein-Westfalen contains Düsseldorf</text:span></text:p>
      <text:p text:style-name="P3"><text:span text:style-name="T10">Mecklenburg-Vorpommern contains Schwerin</text:span></text:p>
      <text:p text:style-name="P3"><text:span text:style-name="T10">Hessen contains Wiesbaden</text:span></text:p>
      <text:p text:style-name="P3"><text:span text:style-name="T10">Hamburg contains Hamburg</text:span></text:p>
      <text:p text:style-name="P3"><text:span text:style-name="T10">Bremen contains Bremen</text:span></text:p>
      <text:p text:style-name="P3"><text:span text:style-name="T10">Berlin contains Berlin</text:span></text:p>
      <text:p text:style-name="P3"><text:span text:style-name="T10">Bayern contains München</text:span></text:p>
      <text:p text:style-name="P1"><text:span text:style-name="T10">Baden__x26__Württemberg contains Stuttgart</text:span></text:p>
      <text:p text:style-name="P2"><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text-properties officeooo:rsid="002c488f" officeooo:paragraph-rsid="002dca92"/>
    </style:style>
    <style:style style:name="MP2" style:family="paragraph" style:parent-style-name="Footer">
      <style:paragraph-properties fo:text-align="end" style:justify-single-word="false"/>
      <style:text-properties officeooo:rsid="002c488f" officeooo:paragraph-rsid="002c488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oint in Polygon</text:p>
        <text:p text:style-name="MP1">Flächenberechnung Polygone</text:p>
        <text:p text:style-name="MP2">Seite <text:page-number text:select-page="current">4</text:page-number><text:s/>von <text:page-count>5</text:page-count><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22:19:45.231161799</meta:creation-date>
    <dc:date>2018-05-16T00:01:37.562752192</dc:date>
    <meta:editing-duration>PT1H31M7S</meta:editing-duration>
    <meta:editing-cycles>36</meta:editing-cycles>
    <meta:generator>LibreOffice/6.0.3.2$Linux_X86_64 LibreOffice_project/00m0$Build-2</meta:generator>
    <meta:document-statistic meta:table-count="0" meta:image-count="0" meta:object-count="0" meta:page-count="5" meta:paragraph-count="90" meta:word-count="995" meta:character-count="6955" meta:non-whitespace-character-count="6046"/>
  </office:meta>
</office:document-meta>
</file>